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in Modern Sans" svg:font-family="'Latin Modern Sans'" style:font-family-generic="roman" style:font-pitch="variable"/>
    <style:font-face style:name="Latin Modern Sans1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Latin Modern Sans1" fo:font-weight="normal" officeooo:rsid="000d686c" officeooo:paragraph-rsid="000d686c" style:font-weight-asian="normal" style:font-weight-complex="normal"/>
    </style:style>
    <style:style style:name="P2" style:family="paragraph" style:parent-style-name="Standard">
      <style:paragraph-properties fo:line-height="100%" fo:text-align="justify" style:justify-single-word="false"/>
      <style:text-properties style:font-name="Latin Modern Sans1" fo:font-size="16pt" fo:font-weight="bold" officeooo:rsid="000d686c" officeooo:paragraph-rsid="000d686c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00%" fo:text-align="justify" style:justify-single-word="false"/>
      <style:text-properties style:font-name="Latin Modern Sans1" fo:font-size="16pt" fo:font-weight="bold" officeooo:rsid="000d686c" officeooo:paragraph-rsid="00186f47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Latin Modern Sans1" fo:font-size="16pt" fo:font-weight="bold" officeooo:rsid="0044954b" officeooo:paragraph-rsid="0044954b" style:font-size-asian="16pt" style:font-weight-asian="bold" style:font-size-complex="16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Latin Modern Sans1" fo:font-weight="bold" officeooo:rsid="000d686c" officeooo:paragraph-rsid="000d686c" style:font-weight-asian="bold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atin Modern Sans1" fo:font-size="12pt" fo:font-style="italic" fo:font-weight="normal" officeooo:rsid="000d686c" officeooo:paragraph-rsid="00109297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style:font-name="Latin Modern Sans1" fo:font-size="12pt" fo:font-weight="normal" officeooo:rsid="000d686c" officeooo:paragraph-rsid="000d686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Latin Modern Sans1" fo:font-size="12pt" fo:font-weight="normal" officeooo:rsid="000d686c" officeooo:paragraph-rsid="00186f4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00%" fo:text-align="justify" style:justify-single-word="false"/>
      <style:text-properties style:font-name="Latin Modern Sans1" fo:font-size="12pt" fo:font-weight="normal" officeooo:rsid="001e602c" officeooo:paragraph-rsid="001a9e7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Latin Modern Sans1" fo:font-size="12pt" fo:font-weight="normal" officeooo:rsid="00364c43" officeooo:paragraph-rsid="00364c4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Latin Modern Sans1" fo:font-size="12pt" fo:font-weight="bold" officeooo:rsid="002865db" officeooo:paragraph-rsid="002865db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Latin Modern Sans1" fo:font-size="12pt" fo:font-weight="bold" officeooo:rsid="002865db" officeooo:paragraph-rsid="00364c43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Latin Modern Sans1" fo:font-style="italic" fo:font-weight="bold" officeooo:rsid="000d686c" officeooo:paragraph-rsid="000d686c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Latin Modern Sans1" fo:font-size="14pt" fo:font-weight="normal" officeooo:rsid="000d686c" officeooo:paragraph-rsid="000d686c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line-height="100%" fo:text-align="justify" style:justify-single-word="false" style:writing-mode="lr-tb"/>
      <style:text-properties officeooo:paragraph-rsid="0053452a"/>
    </style:style>
    <style:style style:name="P16" style:family="paragraph" style:parent-style-name="Standard">
      <style:paragraph-properties fo:text-align="justify" style:justify-single-word="false" style:writing-mode="lr-tb"/>
      <style:text-properties officeooo:paragraph-rsid="0053452a"/>
    </style:style>
    <style:style style:name="P17" style:family="paragraph" style:parent-style-name="Standard">
      <style:paragraph-properties fo:margin-left="1.27cm" fo:margin-right="0cm" fo:text-align="justify" style:justify-single-word="false" fo:text-indent="0cm" style:auto-text-indent="false" style:writing-mode="lr-tb"/>
      <style:text-properties style:font-name="Latin Modern Sans" fo:font-size="12pt" fo:font-weight="normal" officeooo:paragraph-rsid="0053452a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 style:writing-mode="lr-tb"/>
      <style:text-properties style:font-name="Latin Modern Sans" fo:font-size="12pt" fo:font-weight="normal" officeooo:paragraph-rsid="0053452a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 style:writing-mode="lr-tb"/>
      <style:text-properties style:font-name="Latin Modern Sans" fo:font-size="16pt" fo:font-weight="bold" officeooo:paragraph-rsid="0053452a" style:font-size-asian="16pt" style:font-weight-asian="bold" style:font-size-complex="16pt" style:font-weight-complex="bold"/>
    </style:style>
    <style:style style:name="P20" style:family="paragraph" style:parent-style-name="Standard" style:list-style-name="WWNum1">
      <style:paragraph-properties fo:text-align="justify" style:justify-single-word="false" style:writing-mode="lr-tb"/>
      <style:text-properties officeooo:paragraph-rsid="0053452a"/>
    </style:style>
    <style:style style:name="P21" style:family="paragraph" style:parent-style-name="Standard" style:list-style-name="WWNum1">
      <style:paragraph-properties fo:text-align="justify" style:justify-single-word="false" style:writing-mode="lr-tb"/>
      <style:text-properties style:font-name="Latin Modern Sans" fo:font-size="12pt" fo:font-weight="normal" officeooo:paragraph-rsid="0053452a" style:font-size-asian="12pt" style:font-weight-asian="normal" style:font-size-complex="12pt" style:font-weight-complex="normal"/>
    </style:style>
    <style:style style:name="P22" style:family="paragraph" style:parent-style-name="Standard" style:list-style-name="WWNum1">
      <style:paragraph-properties fo:line-height="100%" fo:text-align="justify" style:justify-single-word="false" style:writing-mode="lr-tb"/>
      <style:text-properties style:font-name="Latin Modern Sans1" fo:font-size="16pt" fo:font-weight="bold" officeooo:rsid="000d686c" officeooo:paragraph-rsid="0053452a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Latin Modern Sans" fo:font-size="12pt" fo:language="pt" fo:country="BR" fo:font-weight="normal" officeooo:paragraph-rsid="0053452a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1" style:family="text">
      <style:text-properties officeooo:rsid="00109297"/>
    </style:style>
    <style:style style:name="T2" style:family="text">
      <style:text-properties officeooo:rsid="00109d5f"/>
    </style:style>
    <style:style style:name="T3" style:family="text">
      <style:text-properties officeooo:rsid="00116c9a"/>
    </style:style>
    <style:style style:name="T4" style:family="text">
      <style:text-properties officeooo:rsid="001367c6"/>
    </style:style>
    <style:style style:name="T5" style:family="text">
      <style:text-properties officeooo:rsid="0014e415"/>
    </style:style>
    <style:style style:name="T6" style:family="text">
      <style:text-properties officeooo:rsid="0016afa1"/>
    </style:style>
    <style:style style:name="T7" style:family="text">
      <style:text-properties officeooo:rsid="00186f47"/>
    </style:style>
    <style:style style:name="T8" style:family="text">
      <style:text-properties fo:font-size="12pt" fo:font-weight="normal" officeooo:rsid="0039564d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39e658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3c9180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408e37" style:font-size-asian="12pt" style:font-weight-asian="normal" style:font-size-complex="12pt" style:font-weight-complex="normal"/>
    </style:style>
    <style:style style:name="T12" style:family="text">
      <style:text-properties officeooo:rsid="001d9114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9a11d" style:font-weight-asian="normal" style:font-weight-complex="normal"/>
    </style:style>
    <style:style style:name="T15" style:family="text">
      <style:text-properties fo:font-weight="normal" officeooo:rsid="002a5130" style:font-weight-asian="normal" style:font-weight-complex="normal"/>
    </style:style>
    <style:style style:name="T16" style:family="text">
      <style:text-properties fo:font-weight="normal" officeooo:rsid="002ac67f" style:font-weight-asian="normal" style:font-weight-complex="normal"/>
    </style:style>
    <style:style style:name="T17" style:family="text">
      <style:text-properties fo:font-weight="normal" officeooo:rsid="002b0f60" style:font-weight-asian="normal" style:font-weight-complex="normal"/>
    </style:style>
    <style:style style:name="T18" style:family="text">
      <style:text-properties fo:font-weight="normal" officeooo:rsid="002bc678" style:font-weight-asian="normal" style:font-weight-complex="normal"/>
    </style:style>
    <style:style style:name="T19" style:family="text">
      <style:text-properties fo:font-weight="normal" officeooo:rsid="00362655" style:font-weight-asian="normal" style:font-weight-complex="normal"/>
    </style:style>
    <style:style style:name="T20" style:family="text">
      <style:text-properties fo:font-weight="normal" officeooo:rsid="00364c43" style:font-weight-asian="normal" style:font-weight-complex="normal"/>
    </style:style>
    <style:style style:name="T21" style:family="text">
      <style:text-properties fo:font-weight="normal" officeooo:rsid="003f6719" style:font-weight-asian="normal" style:font-weight-complex="normal"/>
    </style:style>
    <style:style style:name="T22" style:family="text">
      <style:text-properties fo:font-weight="normal" officeooo:rsid="00495567" style:font-weight-asian="normal" style:font-weight-complex="normal"/>
    </style:style>
    <style:style style:name="T23" style:family="text">
      <style:text-properties fo:font-weight="normal" officeooo:rsid="0052c45c" style:font-weight-asian="normal" style:font-weight-complex="normal"/>
    </style:style>
    <style:style style:name="T24" style:family="text">
      <style:text-properties officeooo:rsid="00362655"/>
    </style:style>
    <style:style style:name="T25" style:family="text">
      <style:text-properties officeooo:rsid="00364c43"/>
    </style:style>
    <style:style style:name="T26" style:family="text">
      <style:text-properties officeooo:rsid="003c9180"/>
    </style:style>
    <style:style style:name="T27" style:family="text">
      <style:text-properties style:use-window-font-color="true" loext:opacity="0%" style:font-name="Latin Modern Sans" fo:font-size="12pt" fo:language="pt" fo:country="BR" fo:font-weight="normal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28" style:family="text">
      <style:text-properties style:use-window-font-color="true" loext:opacity="0%" style:font-name="Latin Modern Sans" fo:font-size="12pt" fo:language="pt" fo:country="BR" fo:font-weight="normal" officeooo:rsid="00362655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29" style:family="text">
      <style:text-properties style:use-window-font-color="true" loext:opacity="0%" style:font-name="Latin Modern Sans" fo:font-size="12pt" fo:language="pt" fo:country="BR" fo:font-weight="normal" officeooo:rsid="0053452a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30" style:family="text">
      <style:text-properties style:use-window-font-color="true" loext:opacity="0%" style:text-position="super 58%" style:font-name="Latin Modern Sans" fo:font-size="12pt" fo:language="pt" fo:country="BR" fo:font-weight="normal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31" style:family="text">
      <style:text-properties style:font-name="Latin Modern Sans" fo:font-size="16pt" fo:font-weight="bold" style:font-size-asian="16pt" style:font-weight-asian="bold" style:font-size-complex="16pt" style:font-weight-complex="bold"/>
    </style:style>
    <style:style style:name="T32" style:family="text">
      <style:text-properties style:font-name="Latin Modern Sans" fo:font-size="12pt" fo:font-weight="normal" style:font-size-asian="12pt" style:font-weight-asian="normal" style:font-size-complex="12pt" style:font-weight-complex="normal"/>
    </style:style>
    <style:style style:name="T33" style:family="text">
      <style:text-properties style:font-name="Latin Modern Sans" fo:font-size="12pt" fo:font-weight="normal" officeooo:rsid="000d686c" style:font-size-asian="12pt" style:font-weight-asian="normal" style:font-size-complex="12pt" style:font-weight-complex="normal"/>
    </style:style>
    <style:style style:name="T34" style:family="text">
      <style:text-properties fo:color="#000000" loext:opacity="100%" style:font-name="Latin Modern Sans" fo:font-size="12pt" fo:font-weight="normal" officeooo:rsid="000d686c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NITORIA DE PROBABILIDADE II: SUA IMPORTÂNCIA NA FORMAÇÃO DO DISCENTE</text:p>
      <text:p text:style-name="P5"/>
      <text:p text:style-name="P6">Projeto de Monitoria do Departamento de Estatística - 20<text:span text:style-name="T1">22</text:span>.2/20<text:span text:style-name="T1">23</text:span>.1 - Centro de Ciências Exatas e da Natureza – CCEN – Campus I</text:p>
      <text:p text:style-name="P13"/>
      <text:p text:style-name="P1">Bolsista: Paulo Ricardo Seganfredo Campana</text:p>
      <text:p text:style-name="P1">Orientador: Rodrigo Bernardo da Silva</text:p>
      <text:p text:style-name="P1">Coordenador: Claudio Javier Tablada</text:p>
      <text:p text:style-name="P1"/>
      <text:p text:style-name="P2">Introdução</text:p>
      <text:p text:style-name="P2"/>
      <text:p text:style-name="P7"><text:tab/><text:span text:style-name="T2">O projeto de monitoria visa auxiliar aos alunos regularmente matriculados nas disciplinas de graduação ministradas pelo Departamento de Estatística </text:span><text:span text:style-name="T3">nos ques</text:span><text:span text:style-name="T12">i</text:span><text:span text:style-name="T3">tos de </text:span><text:span text:style-name="T4">aumentar </text:span><text:span text:style-name="T3">os conhecimentos </text:span><text:span text:style-name="T4">adquiridos no curso e suas disciplinas, aten</text:span><text:span text:style-name="T12">d</text:span><text:span text:style-name="T4">endo as dificuldades ocorridas na absorção dos conteúdos teóricos e práticos vistos em sala de aula e melhorar a qualidade de ensino, diminuindo a quantidade de reprovações e desistências.</text:span></text:p>
      <text:p text:style-name="P7"><text:tab/><text:span text:style-name="T4">Uma grande fonte de tais dificuldades destas disciplinas iniciais do curso, como na disciplina de Probabilidade II, se dá pel</text:span><text:span text:style-name="T5">o déficit de conhecimentos matemáticos básicos, que muitas vezes provém de um ensino médio precário que não prepara o aluno a discrepância entre o conteúdo mínimo exigido no ENEM e o que é necessário </text:span><text:span text:style-name="T6">ao ingressar </text:span><text:span text:style-name="T5">no ensino superior, em específico, </text:span><text:span text:style-name="T6">aos conteúdos de análise combinatória e </text:span><text:span text:style-name="T26">pré-cálculo</text:span><text:span text:style-name="T6">.</text:span></text:p>
      <text:p text:style-name="P7"><text:tab/><text:span text:style-name="T6">Com isso em mente, a monitoria alivia as dificuldades encontradas pelos discentes, promovendo sessões presenciais e remotas nos quais o </text:span><text:span text:style-name="T24">monitor</text:span><text:span text:style-name="T6"> está disponível para tirar dúvidas, relembrar tópicos estudados e ajudar no entendimento e resolução de exercícios propostos pelo docente, colaborando para melhor qualidade de ensino e d</text:span><text:span text:style-name="T7">o</text:span><text:span text:style-name="T6">mínio do conteúdo da ementa da disciplina.</text:span></text:p>
      <text:p text:style-name="P8"><text:tab/><text:span text:style-name="T7">Nesta </text:span><text:span text:style-name="T26">troca</text:span><text:span text:style-name="T7"> de conhecimento, além do benefício ao aprendizado do discente, também contribui para a formação do </text:span><text:span text:style-name="T25">monitor</text:span><text:span text:style-name="T7">, </text:span><text:span text:style-name="T26">construindo</text:span><text:span text:style-name="T7"> experiência prática para área de ensino e fortalece o interesse a docência caso o mesmo queira seguir esta carreira acadêmica.</text:span></text:p>
      <text:p text:style-name="P3"/>
      <text:p text:style-name="P3">Metodologia</text:p>
      <text:p text:style-name="P2"/>
      <text:p text:style-name="P16"><text:span text:style-name="T31"><text:tab/></text:span><text:span text:style-name="T32">Durante o período de monitoria da disciplina de Probabilidade II (Abril - Julho 2023) o suporte aos alunos matriculados foi realizado de diversas formas, podemos destacar três principais ferramentas de utilizadas: </text:span></text:p>
      <text:p text:style-name="P18"/>
      <text:list xml:id="list1587556302" text:style-name="WWNum1">
        <text:list-item>
          <text:p text:style-name="P20"><text:span text:style-name="T32">Aulas de dúvidas presenciais que foram realizadas duas vezes por semana na sala de monitoria proporcionada pelo Departamento de Estatística, onde parte dos discentes </text:span><text:soft-page-break/><text:span text:style-name="T32">estiveram presentes para expressar e serem solucionadas suas dificuldades com o aprendizado do conteúdo e exercícios propostos.</text:span></text:p>
        </text:list-item>
      </text:list>
      <text:p text:style-name="P17"/>
      <text:list xml:id="list233736063643821" text:continue-numbering="true" text:style-name="WWNum1">
        <text:list-item>
          <text:p text:style-name="P21">Atendimento virtual por WhatsApp ou videochamada, que foi mais popular entre os alunos devido ao horário noturno em dias flexíveis, nestas sessões foram realizadas discussões acerca das atividades propostas e estudo dos conteúdos das avaliações.</text:p>
        </text:list-item>
      </text:list>
      <text:p text:style-name="P19"/>
      <text:list xml:id="list233734809621274" text:continue-numbering="true" text:style-name="WWNum1">
        <text:list-item>
          <text:p text:style-name="P22"><text:span text:style-name="T28">Solução das listas de exercícios, de forma completa e detalhada. Estas lista</text:span><text:span text:style-name="T29">s</text:span><text:span text:style-name="T28"> de exercícios foram elaboradas pelo Prof. Rodrigo com base em questões oriundas de livros clássicos de Probabilidade, como, por exemplo, James (1996) e Magalhães (2006). Após a resolução da lista de exercícios, a mesma foi encaminhada para todos os discentes com intuito de ajudar no estudo para as avaliações, um ponto positivo deste formato é que o aluno pode estudar com calma essa resolução e com a garantia de atendimento do monitor caso ainda não entenda o conteúdo.</text:span></text:p>
        </text:list-item>
      </text:list>
      <text:p text:style-name="P9"/>
      <text:p text:style-name="P2">Resultados e discussões</text:p>
      <text:p text:style-name="P2"/>
      <text:p text:style-name="P11"><text:span text:style-name="T13"><text:tab/>Como um dos objetivos </text:span><text:span text:style-name="T23">do</text:span><text:span text:style-name="T13"> projeto de monitoria é </text:span><text:span text:style-name="T14">aumentar a quantidade de alunos aprovados nas disciplinas e diminuir o índice de evasão do curso, podemos considerar esse objetivo alcançado, visto que todos os alunos que engajaram com as atividades da monitoria </text:span><text:span text:style-name="T15">obtiveram</text:span><text:span text:style-name="T14"> aprovação, aos demais alunos, por mais que os esforços da monitoria </text:span><text:span text:style-name="T15">lhe alcançaram por meio das listas de exercícios respondidas passo a passo, optaram por não fazer todas as avaliações da disciplina e foram reprovados. </text:span><text:span text:style-name="T16">Em</text:span><text:span text:style-name="T15"> comparação com a última turma de Probabilidade II, onde não houve monitor</text:span><text:span text:style-name="T21">ia</text:span><text:span text:style-name="T15">, há um aumento na proporção de alunos aprovados de 30,77% a 40%, </text:span><text:span text:style-name="T21">comprovando a eficácia</text:span><text:span text:style-name="T15"> </text:span><text:span text:style-name="T21">do projeto em relação a aprovação geral.</text:span></text:p>
      <text:p text:style-name="P11"><text:span text:style-name="T15"><text:tab/></text:span><text:span text:style-name="T16">Já para o quesito de ampliação do conhecimento teórico e prático, </text:span><text:span text:style-name="T17">os discentes ativos na disciplina demonstra</text:span><text:span text:style-name="T18">ram grande</text:span><text:span text:style-name="T17"> satisfação com a disponibilidade de atendimento pessoal </text:span><text:span text:style-name="T18">e coletivo</text:span><text:span text:style-name="T17"> </text:span><text:span text:style-name="T18">em horário flexível pela internet, onde foi discutido diversos tópicos em Probabilidade relacionados aos exercícios propostos. Na área prática, foi elaborad</text:span><text:span text:style-name="T22">a</text:span><text:span text:style-name="T18"> uma ferramenta na linguagem de programação R para o cálculo de esperanças e variâncias de diversas distribuições, </text:span><text:span text:style-name="T19">exemplificando a aplicação da Probabilidade.</text:span></text:p>
      <text:p text:style-name="P12"><text:span text:style-name="T19"><text:tab/>Sendo assim, houve amplas oportunidades de aprendizado para todos os discentes matriculados,</text:span><text:span text:style-name="T21"> aqueles que ativamente participaram das atividades propostas na monitoria conquistaram sua aprovação</text:span><text:span text:style-name="T19">, </text:span><text:span text:style-name="T21">tudo isso </text:span><text:span text:style-name="T19">contribui para </text:span><text:span text:style-name="T20">absorção do conteúdo da disciplina e </text:span><text:span text:style-name="T21">para f</text:span><text:span text:style-name="T20">ormaçã</text:span><text:span text:style-name="T21">o</text:span><text:span text:style-name="T20"> acadêmica </text:span><text:span text:style-name="T21">do aluno</text:span><text:span text:style-name="T20">. Para o monitor, foi uma grande experiência de ensino, compromisso, interação com a comunidade do curso e aprendizado sobre a docência.</text:span></text:p>
      <text:p text:style-name="P10"/>
      <text:p text:style-name="P2">Considerações finais</text:p>
      <text:p text:style-name="P2"><text:soft-page-break/></text:p>
      <text:p text:style-name="P2"><text:tab/><text:span text:style-name="T8">Tendo em vista os resultados do projeto de monitoria, vemos que ele é de natureza essencial para a melhora da qualidade de ensino, pois fortalece o entendimento mais profundo do assunto ministrado pelo docente aos alunos e apoia a redução d</text:span><text:span text:style-name="T10">o número de </text:span><text:span text:style-name="T8"><text:s/>reprovaçõ</text:span><text:span text:style-name="T10">es</text:span><text:span text:style-name="T8">, mantendo </text:span><text:span text:style-name="T10">os discentes</text:span><text:span text:style-name="T8"> focados no curso e diminuindo a evasão. Esse efeito é multiplicado quando levamos em conta que a disciplina de Probabilidade II, </text:span><text:span text:style-name="T11">além de ser uma disciplina desafiadora,</text:span><text:span text:style-name="T8"> é uma das mais importantes no curso de Estatística pois é pré-requisito de diversas outras disciplinas </text:span><text:span text:style-name="T10">obrigatórias</text:span><text:span text:style-name="T8"> </text:span><text:span text:style-name="T9">e atua de maneira essencial na formação profissional.</text:span></text:p>
      <text:p text:style-name="P2"/>
      <text:p text:style-name="P2">Referências</text:p>
      <text:p text:style-name="P14"/>
      <text:p text:style-name="P16"><text:span text:style-name="T32">JAMES, B.R. Probabilidade: Um curso em n</text:span><text:span text:style-name="T27">ível intermediário. Projeto Euclides. Editora IMPA. Rio de Janeiro. 2013.</text:span></text:p>
      <text:p text:style-name="P18"/>
      <text:p text:style-name="P16"><text:span text:style-name="T27">Magalhães, M.N. Probabilidade e Variáveis Aleatórias. Editora Edusp, 3</text:span><text:span text:style-name="T30">a</text:span><text:span text:style-name="T27">. edição. São Paulo. 2015.</text:span></text:p>
      <text:p text:style-name="P23"/>
      <text:p text:style-name="P15"><text:span text:style-name="T33">NASSER, L.; DE SOUSA, G. A.; TORRACA, M. A. A. Desempenho em cálculo: investigando a transição do ensino médio para o superior. Boletim GEPEM. Editora Cubo, 2017. Disponível em: &lt;</text:span><text:span text:style-name="Internet_20_link"><text:span text:style-name="T34">http://dx.doi.org/10.4322/gepem.2017.020</text:span></text:span><text:span text:style-name="T33">&gt;. Acesso em: 3 set. 2023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in Modern Sans" svg:font-family="'Latin Modern Sans'" style:font-family-generic="roman" style:font-pitch="variable"/>
    <style:font-face style:name="Latin Modern Sans1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18:26:34.115233866</meta:creation-date>
    <dc:date>2023-09-06T23:37:33.950937793</dc:date>
    <meta:editing-duration>PT4H45M18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3" meta:paragraph-count="25" meta:word-count="878" meta:character-count="5887" meta:non-whitespace-character-count="5023"/>
  </office:meta>
</office:document-meta>
</file>